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36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style:font-name="Wingdings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479cm" draw:transform="skewX (-0.0022689280275925) rotate (0.518013721991917) translate (0.568cm 1.617cm)">
          <text:p/>
          <draw:enhanced-geometry svg:viewBox="0 0 21600 21600" draw:text-areas="?f0 ?f7 ?f2 21600" draw:type="up-arrow" draw:modifiers="15405.5172413793 9512.16056670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6:34:45.793000000</dc:date>
    <meta:editing-duration>PT20H25M2S</meta:editing-duration>
    <meta:editing-cycles>17</meta:editing-cycles>
    <meta:generator>LibreOffice/5.3.2.2$Windows_X86_64 LibreOffice_project/6cd4f1ef626f15116896b1d8e1398b56da0d0ee1</meta:generator>
    <meta:document-statistic meta:object-count="1"/>
  </office:meta>
</office:document-meta>
</file>